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ce5b2" officeooo:paragraph-rsid="002ce5b2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fdba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c6de8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a51ab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d4f61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9ad95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a51ab" style:font-style-asian="normal" style:font-weight-asian="normal" style:text-emphasize="none"/>
    </style:style>
    <style:style style:name="T14" style:family="text">
      <style:text-properties officeooo:rsid="00129edb"/>
    </style:style>
    <style:style style:name="T15" style:family="text">
      <style:text-properties officeooo:rsid="001adce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8" style:family="text">
      <style:text-properties fo:language="en" fo:country="GB" officeooo:rsid="00282a28"/>
    </style:style>
    <style:style style:name="T19" style:family="text">
      <style:text-properties fo:language="en" fo:country="GB" officeooo:rsid="0029ad95"/>
    </style:style>
    <style:style style:name="T20" style:family="text">
      <style:text-properties fo:language="en" fo:country="GB" officeooo:rsid="002a51ab"/>
    </style:style>
    <style:style style:name="T21" style:family="text">
      <style:text-properties officeooo:rsid="002a51ab"/>
    </style:style>
    <style:style style:name="T22" style:family="text">
      <style:text-properties officeooo:rsid="002c3987"/>
    </style:style>
    <style:style style:name="T23" style:family="text">
      <style:text-properties officeooo:rsid="002c6de8"/>
    </style:style>
    <style:style style:name="T24" style:family="text">
      <style:text-properties officeooo:rsid="002d4f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52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Sort but<text:span text:style-name="T21">t</text:span>on – the items are not remain<text:span text:style-name="T24">ing</text:span> sorted at return to Home page from <text:span text:style-name="T21">Checkout page</text:span> <text:span text:style-name="T18">with “</text:span><text:span text:style-name="T20">All Items</text:span><text:span text:style-name="T18">” </text:span><text:span text:style-name="T19">from </text:span><text:span text:style-name="T20">menu 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7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4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4"><text:span text:style-name="T16">Chrome </text:span><text:span text:style-name="T17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5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5">1</text:span></text:p>
          </table:table-cell>
        </table:table-row>
      </table:table>
      <text:p text:style-name="P1"/>
      <text:p text:style-name="P1"/>
      <text:p text:style-name="P11">Description</text:p>
      <text:p text:style-name="P23"><text:span text:style-name="T11">A</text:span><text:span text:style-name="T9">t return to Home page from </text:span><text:span text:style-name="T7">Checkout page</text:span><text:span text:style-name="T9"> </text:span><text:span text:style-name="T12">with “</text:span><text:span text:style-name="T13">All Items</text:span><text:span text:style-name="T12">” from </text:span><text:span text:style-name="T13">menu button</text:span><text:span text:style-name="T9">, the items are not remain</text:span><text:span text:style-name="T8">ing</text:span><text:span text:style-name="T9"> sorted </text:span><text:span text:style-name="T11">by the option chosen </text:span><text:span text:style-name="T12">initially </text:span><text:span text:style-name="T10">in Home page.</text:span></text:p>
      <text:p text:style-name="P15"/>
      <text:p text:style-name="P11">Steps to reproduce</text:p>
      <text:p text:style-name="P18">1. access site www.saucedemo.com in Chrome </text:p>
      <text:p text:style-name="P19">2. insert valid data in field “Username” <text:span text:style-name="T22">(</text:span><text:span text:style-name="T23">visual</text:span><text:span text:style-name="T22">_user)</text:span></text:p>
      <text:p text:style-name="P19">3. insert valid data in field “Password” <text:span text:style-name="T22">(secret_sauce)</text:span></text:p>
      <text:p text:style-name="P19">4. press “Login” button</text:p>
      <text:p text:style-name="P19">5. choose sort by name (Z to A)</text:p>
      <text:p text:style-name="P19">6. press “add to cart” for one product</text:p>
      <text:p text:style-name="P19">7. click the icon off the cart </text:p>
      <text:p text:style-name="P19">8. <text:s/>press “checkout” button </text:p>
      <text:p text:style-name="P19">9. <text:s/>click “All Items” from menu button</text:p>
      <text:p text:style-name="P12"/>
      <text:p text:style-name="P11">Expected result</text:p>
      <text:p text:style-name="P17">At return to Home page the items remain sorted by name (Z to A).</text:p>
      <text:p text:style-name="P17"/>
      <text:p text:style-name="P11">Actual result</text:p>
      <text:p text:style-name="P16">At return to Home page the items are sorted by name (A to Z).</text:p>
      <text:p text:style-name="P10"/>
      <text:p text:style-name="P11">Notes</text:p>
      <text:p text:style-name="P13"/>
      <text:p text:style-name="P2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6</meta:editing-cycles>
    <meta:creation-date>2024-02-05T18:33:00</meta:creation-date>
    <dc:date>2024-05-04T18:14:08.955000000</dc:date>
    <meta:editing-duration>PT1H32M33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0" meta:word-count="182" meta:character-count="1054" meta:non-whitespace-character-count="901"/>
    <meta:user-defined meta:name="AppVersion">16.0000</meta:user-defined>
    <meta:template xlink:type="simple" xlink:actuate="onRequest" xlink:title="Normal" xlink:href=""/>
  </office:meta>
</office:document-meta>
</file>